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automatic-styles>
    <style:style style:name="P1" style:family="paragraph" style:parent-style-name="Listenabsatz" style:list-style-name="L2"/>
    <style:style style:name="P2" style:family="paragraph" style:parent-style-name="Listenabsatz" style:list-style-name="L2">
      <style:text-properties fo:color="#000000" loext:opacity="100%" style:font-name="Liberation Sans"/>
    </style:style>
    <style:style style:name="P3" style:family="paragraph" style:parent-style-name="Listenabsatz">
      <style:text-properties fo:color="#000000" loext:opacity="100%" style:font-name="Liberation Sans"/>
    </style:style>
    <style:style style:name="P4" style:family="paragraph" style:parent-style-name="Listenabsatz" style:list-style-name="L3"/>
    <style:style style:name="P5" style:family="paragraph" style:parent-style-name="Standard" style:master-page-name="MP0">
      <style:paragraph-properties style:page-number="auto" fo:break-before="page"/>
      <style:text-properties fo:color="#ff0000" loext:opacity="100%" style:font-name="Liberation San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6" style:family="paragraph" style:parent-style-name="Standard" style:list-style-name="L6">
      <style:text-properties fo:color="#ff0000" loext:opacity="100%" style:font-name="Liberation Sans"/>
    </style:style>
    <style:style style:name="P7" style:family="paragraph" style:parent-style-name="Standard" style:list-style-name="L1"/>
    <style:style style:name="P8" style:family="paragraph" style:parent-style-name="Standard" style:list-style-name="L4"/>
    <style:style style:name="P9" style:family="paragraph" style:parent-style-name="Standard" style:list-style-name="L6"/>
    <style:style style:name="P10" style:family="paragraph" style:parent-style-name="Standard">
      <style:text-properties fo:color="#000000" loext:opacity="100%" style:font-name="Liberation Sans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text-properties fo:color="#000000" loext:opacity="100%" style:font-name="Liberation Sans" fo:font-size="6pt" style:font-size-asian="6pt" style:font-size-complex="6pt"/>
    </style:style>
    <style:style style:name="P12" style:family="paragraph" style:parent-style-name="Standard">
      <style:text-properties fo:color="#000000" loext:opacity="100%" style:font-name="Liberation Sans"/>
    </style:style>
    <style:style style:name="P13" style:family="paragraph" style:parent-style-name="Standard">
      <style:text-properties fo:color="#000000" loext:opacity="100%" style:font-name="Liberation Sans" fo:font-weight="bold" style:font-weight-asian="bold" style:font-weight-complex="bold"/>
    </style:style>
    <style:style style:name="P14" style:family="paragraph" style:parent-style-name="Standard" style:list-style-name="L6">
      <style:text-properties fo:color="#000000" loext:opacity="100%" style:font-name="Liberation Sans"/>
    </style:style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Liberation Sans"/>
    </style:style>
    <style:style style:name="P21" style:family="paragraph" style:parent-style-name="Standard">
      <style:text-properties style:font-name="Liberation Sans" fo:font-weight="bold" style:font-weight-asian="bold" style:font-weight-complex="bold"/>
    </style:style>
    <style:style style:name="P22" style:family="paragraph" style:parent-style-name="Standard">
      <style:text-properties style:font-name="Liberation Sans" fo:font-size="6pt" fo:font-weight="bold" style:font-size-asian="6pt" style:font-weight-asian="bold" style:font-size-complex="6pt" style:font-weight-complex="bold"/>
    </style:style>
    <style:style style:name="P23" style:family="paragraph" style:parent-style-name="Standard">
      <style:text-properties style:font-name="Liberation Sans" fo:font-size="6pt" style:font-size-asian="6pt" style:font-size-complex="6pt"/>
    </style:style>
    <style:style style:name="P24" style:family="paragraph" style:parent-style-name="Standard" style:list-style-name="L4">
      <style:text-properties style:font-name="Liberation Sans"/>
    </style:style>
    <style:style style:name="P25" style:family="paragraph" style:parent-style-name="Standard" style:list-style-name="L5">
      <style:text-properties style:font-name="Liberation Sans"/>
    </style:style>
    <style:style style:name="P26" style:family="paragraph" style:parent-style-name="Standard" style:list-style-name="L7">
      <style:text-properties style:font-name="Liberation Sans"/>
    </style:style>
    <style:style style:name="P27" style:family="paragraph" style:parent-style-name="Standard" style:list-style-name="L8">
      <style:text-properties style:font-name="Liberation Sans"/>
    </style:style>
    <style:style style:name="P28" style:family="paragraph" style:parent-style-name="Standard">
      <style:text-properties style:font-name="Liberation Sans" fo:font-size="14pt" style:font-size-asian="14pt" style:font-size-complex="14pt"/>
    </style:style>
    <style:style style:name="P29" style:family="paragraph" style:parent-style-name="Standard" style:list-style-name="L8">
      <style:text-properties officeooo:rsid="00107bc1" officeooo:paragraph-rsid="00107bc1"/>
    </style:style>
    <style:style style:name="T1" style:family="text">
      <style:text-properties fo:color="#ff0000" loext:opacity="100%" style:font-name="Liberation Sans"/>
    </style:style>
    <style:style style:name="T2" style:family="text">
      <style:text-properties fo:color="#ff0000" loext:opacity="100%" style:font-name="Liberation Sans" officeooo:rsid="00121c59"/>
    </style:style>
    <style:style style:name="T3" style:family="text">
      <style:text-properties fo:color="#ff0000" loext:opacity="100%" style:font-name="Liberation Sans" officeooo:rsid="00139477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Liberation Sans"/>
    </style:style>
    <style:style style:name="T6" style:family="text">
      <style:text-properties fo:color="#000000" loext:opacity="100%" style:font-name="Liberation Sans" fo:font-weight="bold" style:font-weight-asian="bold" style:font-weight-complex="bold"/>
    </style:style>
    <style:style style:name="T7" style:family="text">
      <style:text-properties fo:color="#000000" loext:opacity="100%" style:font-name="Liberation Sans" style:font-name-complex="Mangal" style:font-size-complex="10.5pt"/>
    </style:style>
    <style:style style:name="T8" style:family="text">
      <style:text-properties fo:color="#000000" loext:opacity="100%" style:font-name="Liberation Sans" officeooo:rsid="00107bc1"/>
    </style:style>
    <style:style style:name="T9" style:family="text">
      <style:text-properties fo:color="#000000" loext:opacity="100%" style:font-name="Liberation Sans" fo:font-style="italic" style:font-style-asian="italic" style:font-style-complex="italic"/>
    </style:style>
    <style:style style:name="T10" style:family="text">
      <style:text-properties fo:color="#000000" loext:opacity="100%" style:font-name="Liberation Sans" fo:font-style="italic" officeooo:rsid="00107bc1" style:font-style-asian="italic" style:font-style-complex="italic"/>
    </style:style>
    <style:style style:name="T11" style:family="text">
      <style:text-properties fo:color="#000000" loext:opacity="100%" style:font-name="Liberation Sans" officeooo:rsid="00121c59"/>
    </style:style>
    <style:style style:name="T12" style:family="text">
      <style:text-properties fo:color="#70ad47" loext:opacity="100%" style:font-name="Liberation Sans"/>
    </style:style>
    <style:style style:name="T13" style:family="text">
      <style:text-properties fo:color="#70ad47" loext:opacity="100%" style:font-name="Liberation Sans" officeooo:rsid="00139477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6pt" style:font-size-asian="6pt" style:font-size-complex="6pt"/>
    </style:style>
    <style:style style:name="T16" style:family="text">
      <style:text-properties style:font-name="Liberation Sans" fo:font-size="6pt" fo:font-weight="bold" style:font-size-asian="6pt" style:font-weight-asian="bold" style:font-size-complex="6pt" style:font-weight-complex="bold"/>
    </style:style>
    <style:style style:name="T17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Liberation Sans" fo:font-weight="bold" style:font-weight-asian="bold" style:font-weight-complex="bold"/>
    </style:style>
    <style:style style:name="T19" style:family="text">
      <style:text-properties style:font-name="Liberation Sans" fo:font-style="italic" style:font-style-asian="italic" style:font-style-complex="italic"/>
    </style:style>
    <style:style style:name="T20" style:family="text">
      <style:text-properties style:font-name="Liberation Sans" officeooo:rsid="00121c59"/>
    </style:style>
    <style:style style:name="T21" style:family="text">
      <style:text-properties style:font-name="Liberation Sans" officeooo:rsid="00139477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07bc1" style:font-style-asian="italic" style:font-style-complex="italic"/>
    </style:style>
    <style:style style:name="T24" style:family="text">
      <style:text-properties officeooo:rsid="00107bc1"/>
    </style:style>
    <style:style style:name="T25" style:family="text">
      <style:text-properties officeooo:rsid="00121c59"/>
    </style:style>
    <style:style style:name="T26" style:family="text">
      <style:text-properties officeooo:rsid="00139477"/>
    </style:style>
    <style:style style:name="T27" style:family="text">
      <style:text-properties fo:color="#c9211e" loext:opacity="100%" style:font-name="Liberation Sans"/>
    </style:style>
    <style:style style:name="T28" style:family="text">
      <style:text-properties fo:color="#c9211e" loext:opacity="100%" style:font-name="Liberation Sans" officeooo:rsid="00139477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gaben in roter Schrift sollen von der<text:span text:style-name="T26">*</text:span>dem Verantwortlichen vorher angepasst werden!!</text:p>
      <text:p text:style-name="P18"/>
      <text:p text:style-name="P19">Hinweise für die Klausuraufsicht</text:p>
      <text:p text:style-name="P20"/>
      <text:p text:style-name="P21">Kontakte</text:p>
      <text:p text:style-name="P22"><text:s/></text:p>
      <text:list text:style-name="L1">
        <text:list-item>
          <text:p text:style-name="P7"><text:span text:style-name="Absatz-Standardschriftart"><text:span text:style-name="T14">Verantwortlich</text:span></text:span><text:span text:style-name="Absatz-Standardschriftart"><text:span text:style-name="T21">e*r</text:span></text:span><text:span text:style-name="Absatz-Standardschriftart"><text:span text:style-name="T14">:<text:tab/></text:span></text:span><text:span text:style-name="Absatz-Standardschriftart"><text:span text:style-name="T1">Telefonnummer o.Ä. ergänzen</text:span></text:span></text:p>
        </text:list-item>
        <text:list-item>
          <text:p text:style-name="P7"><text:span text:style-name="Absatz-Standardschriftart"><text:span text:style-name="T5">Hausdienst: <text:tab/><text:tab/></text:span></text:span><text:span text:style-name="Absatz-Standardschriftart"><text:span text:style-name="T1"><text:tab/>Telefonnummer ergänzen </text:span></text:span><text:span text:style-name="Absatz-Standardschriftart"><text:span text:style-name="T5">(im Institutsviertel: -7790)</text:span></text:span></text:p>
        </text:list-item>
        <text:list-item>
          <text:p text:style-name="P7"><text:span text:style-name="Absatz-Standardschriftart"><text:span text:style-name="T5">Notruf:<text:tab/><text:tab/><text:tab/><text:tab/><text:tab/>112</text:span></text:span></text:p>
        </text:list-item>
      </text:list>
      <text:p text:style-name="P20"/>
      <text:p text:style-name="Standard"><text:span text:style-name="Absatz-Standardschriftart"><text:span text:style-name="T6">Vorbereitung Hörsaal</text:span></text:span></text:p>
      <text:p text:style-name="P10"/>
      <text:list text:style-name="L2">
        <text:list-item>
          <text:p text:style-name="P1"><text:span text:style-name="Absatz-Standardschriftart"><text:span text:style-name="T5">Im Fal</text:span></text:span><text:span text:style-name="Absatz-Standardschriftart"><text:span text:style-name="T7">le </text:span></text:span><text:span text:style-name="T7">mehrerer Klausurräume: Infos aushängen, wer wo schreibt.</text:span></text:p>
        </text:list-item>
        <text:list-item>
          <text:p text:style-name="P2">Klausuren auslegen (<text:span text:style-name="T22">ideal: jeder 3. Platz, jede zweite Reihe</text:span>).</text:p>
        </text:list-item>
        <text:list-item>
          <text:p text:style-name="P1"><text:span text:style-name="Absatz-Standardschriftart"><text:span text:style-name="T5">Ausreichend </text:span></text:span><text:span text:style-name="Absatz-Standardschriftart"><text:span text:style-name="T8">viel </text:span></text:span><text:span text:style-name="Absatz-Standardschriftart"><text:span text:style-name="T5">Schmierpapier </text:span></text:span><text:span text:style-name="Absatz-Standardschriftart"><text:span text:style-name="T8">dazugeben</text:span></text:span><text:span text:style-name="Absatz-Standardschriftart"><text:span text:style-name="T5">.</text:span></text:span></text:p>
        </text:list-item>
      </text:list>
      <text:p text:style-name="P12"/>
      <text:p text:style-name="P13">Einlass:</text:p>
      <text:p text:style-name="P11"/>
      <text:list text:style-name="L3">
        <text:list-item>
          <text:p text:style-name="P4"><text:span text:style-name="Absatz-Standardschriftart"><text:span text:style-name="T5">Studierendenausweis </text:span></text:span><text:span text:style-name="Absatz-Standardschriftart"><text:span text:style-name="T1">(zusammen mit einem Ausweis mit Foto)</text:span></text:span><text:span text:style-name="Absatz-Standardschriftart"><text:span text:style-name="T5"> kontrollieren</text:span></text:span></text:p>
        </text:list-item>
      </text:list>
      <text:p text:style-name="P3">und Anwesenheit in Anmeldeliste vermerken.</text:p>
      <text:list text:style-name="L4">
        <text:list-item>
          <text:p text:style-name="P8"><text:span text:style-name="Absatz-Standardschriftart"><text:span text:style-name="T5">Falls Teilnehmer</text:span></text:span><text:span text:style-name="Absatz-Standardschriftart"><text:span text:style-name="T8">*</text:span></text:span><text:span text:style-name="Absatz-Standardschriftart"><text:span text:style-name="T5">in nicht auf Anmeldeliste: Vorbehaltserklärung ausfüllen lassen.</text:span></text:span></text:p>
        </text:list-item>
        <text:list-item>
          <text:p text:style-name="P8"><text:span text:style-name="Absatz-Standardschriftart"><text:span text:style-name="T14">Ggf. ansagen, wo Rucksäcke/Taschen deponiert werden sollen; Schreibzeug mitnehmen lassen.</text:span></text:span></text:p>
        </text:list-item>
      </text:list>
      <text:p text:style-name="P20"/>
      <text:p text:style-name="P21">Ansagen am Anfang:</text:p>
      <text:p text:style-name="Standard"><text:span text:style-name="Absatz-Standardschriftart"><text:span text:style-name="T15"><text:s/></text:span></text:span></text:p>
      <text:list text:continue-numbering="true" text:style-name="L4">
        <text:list-item>
          <text:p text:style-name="P8"><text:span text:style-name="Absatz-Standardschriftart"><text:span text:style-name="T14">Bearbeitungszeit <text:tab/></text:span></text:span><text:span text:style-name="Absatz-Standardschriftart"><text:span text:style-name="T20"><text:tab/><text:tab/><text:tab/></text:span></text:span><text:span text:style-name="Absatz-Standardschriftart"><text:span text:style-name="T1">??? Minuten</text:span></text:span></text:p>
        </text:list-item>
        <text:list-item>
          <text:p text:style-name="P8"><text:span text:style-name="Absatz-Standardschriftart"><text:span text:style-name="T20">Zugelassene </text:span></text:span><text:span text:style-name="Absatz-Standardschriftart"><text:span text:style-name="T14">Hilfsmittel<text:tab/><text:tab/></text:span></text:span><text:span text:style-name="Absatz-Standardschriftart"><text:span text:style-name="T1">??? <text:s/></text:span></text:span><text:span text:style-name="T14"><text:line-break/></text:span><text:span text:style-name="T20">Un</text:span><text:span text:style-name="Absatz-Standardschriftart"><text:span text:style-name="T5">erlaubte Hilfsmittel (</text:span></text:span><text:span text:style-name="Absatz-Standardschriftart"><text:span text:style-name="T9">Handy, Smartwatch</text:span></text:span><text:span text:style-name="Absatz-Standardschriftart"><text:span text:style-name="T10">, ...</text:span></text:span><text:span text:style-name="Absatz-Standardschriftart"><text:span text:style-name="T5">) außer Reichweite deponieren</text:span></text:span><text:span text:style-name="Absatz-Standardschriftart"><text:span text:style-name="T11"> lassen</text:span></text:span><text:span text:style-name="Absatz-Standardschriftart"><text:span text:style-name="T5">.</text:span></text:span></text:p>
        </text:list-item>
        <text:list-item>
          <text:p text:style-name="P8"><text:span text:style-name="Absatz-Standardschriftart"><text:span text:style-name="T5">Hinweis auf zu verwendende Stifte: kein Bleistift, kein Rot.</text:span></text:span></text:p>
        </text:list-item>
        <text:list-item>
          <text:p text:style-name="P24">Falls sich jemand gesundheitlich beeinträchtigt fühlt<text:span text:style-name="T25">, soll er</text:span><text:span text:style-name="T26">*</text:span><text:span text:style-name="T25">sie</text:span> sofort einen Arzt aufsuchen und ein Attest beim Prüfungsamt einreichen.</text:p>
        </text:list-item>
        <text:list-item>
          <text:p text:style-name="P24">Toilettengänge: nur einzeln, bei der Aufsicht melden.</text:p>
        </text:list-item>
        <text:list-item>
          <text:p text:style-name="P8"><text:span text:style-name="Absatz-Standardschriftart"><text:span text:style-name="T14">Abbruch/Frühabgabe</text:span></text:span><text:span text:style-name="Absatz-Standardschriftart"><text:span text:style-name="T5">:</text:span></text:span><text:span text:style-name="Absatz-Standardschriftart"><text:span text:style-name="T1"> <text:s/></text:span></text:span><text:span text:style-name="Absatz-Standardschriftart"><text:span text:style-name="T2"><text:tab/><text:tab/></text:span></text:span><text:span text:style-name="Absatz-Standardschriftart"><text:span text:style-name="T1">ggf. angeben bis wan</text:span></text:span><text:span text:style-name="Absatz-Standardschriftart"><text:span text:style-name="T27">n </text:span></text:span><text:span text:style-name="Absatz-Standardschriftart"><text:span text:style-name="T28">erlaubt</text:span></text:span></text:p>
        </text:list-item>
      </text:list>
      <text:p text:style-name="P12"/>
      <text:p text:style-name="P21">Protokoll<text:span text:style-name="T24">ierung vor/während der Klausur</text:span>:</text:p>
      <text:p text:style-name="P23"><text:s/></text:p>
      <text:list text:style-name="L5">
        <text:list-item>
          <text:p text:style-name="P25">Anmeldeliste mit Anwesenheiten</text:p>
        </text:list-item>
        <text:list-item>
          <text:p text:style-name="P25">Anzahl Klausurteilnehmer<text:span text:style-name="T26">*</text:span>innen im Hörsaal zählen und mit Anwesenheit abgleichen</text:p>
        </text:list-item>
        <text:list-item>
          <text:p text:style-name="P25">Zu spätes Kommen, frühe Abgabe und Abbrüche notieren (Name, Uhrzeit)</text:p>
        </text:list-item>
        <text:list-item>
          <text:p text:style-name="P25">Toilettengänge und andere Abwesenheiten (Name, Uhrzeit Beginn und Ende<text:span text:style-name="T24"> –</text:span><text:span text:style-name="T23">Vorgabe des Geschäftsbereichs Recht</text:span>)</text:p>
        </text:list-item>
        <text:list-item>
          <text:p text:style-name="P25">Täuschungsversuche, Störungen und andere besondere Vorkommnisse</text:p>
        </text:list-item>
      </text:list>
      <text:p text:style-name="P20"/>
      <text:p text:style-name="P21">Toilettengänge:</text:p>
      <text:p text:style-name="P11"><text:s/></text:p>
      <text:list text:style-name="L6">
        <text:list-item>
          <text:p text:style-name="P14">nur einzeln</text:p>
        </text:list-item>
        <text:list-item>
          <text:p text:style-name="P6">Bis zur Toilette begleiten? Darauf achten, dass keine Gespräche geführt werden?</text:p>
        </text:list-item>
        <text:list-item>
          <text:p text:style-name="P9"><text:span text:style-name="Absatz-Standardschriftart"><text:span text:style-name="T14">Bei ungewohnt langen Abwesenheiten nachschauen, ob alles in Ordnung ist.</text:span></text:span></text:p>
        </text:list-item>
      </text:list>
      <text:p text:style-name="P20"/>
      <text:p text:style-name="P21">Durchsagen am Ende:</text:p>
      <text:p text:style-name="P23"><text:s/></text:p>
      <text:list text:style-name="L7">
        <text:list-item>
          <text:p text:style-name="P26">Ca. 15 Minuten vor Schluss: <text:span text:style-name="T26">verbleibende</text:span> Bearbeitungszeit d<text:span text:style-name="T26">urchsagen</text:span>.</text:p>
        </text:list-item>
        <text:list-item>
          <text:p text:style-name="P15"><text:span text:style-name="Absatz-Standardschriftart"><text:span text:style-name="T14">Nach Ende der Bearbeitungszeit ansagen:</text:span></text:span></text:p>
          <text:list>
            <text:list-item>
              <text:p text:style-name="P26">Jetzt Ende!</text:p>
            </text:list-item>
            <text:list-item>
              <text:p text:style-name="P26">Alle Blätter abgeben, die bewertet werden sollen; leere Blätter separat, Schmierpapier muss nicht abgegeben werden.</text:p>
            </text:list-item>
            <text:list-item>
              <text:p text:style-name="P26">Kontrollieren, dass auf allen abgegebenen Blättern der Name steht.</text:p>
            </text:list-item>
          </text:list>
        </text:list-item>
      </text:list>
      <text:p text:style-name="P21"><text:soft-page-break/></text:p>
      <text:p text:style-name="P21">Abgaben:</text:p>
      <text:p text:style-name="P23"><text:s/></text:p>
      <text:list xml:id="list1543905889" text:style-name="L8">
        <text:list-item>
          <text:p text:style-name="P27">Studierende dürfen keine leere Klausur mitnehmen; auch bei Abbruch muss das Aufgabenblatt abgegeben werden.</text:p>
        </text:list-item>
        <text:list-item>
          <text:p text:style-name="P27"><text:span text:style-name="T24">Studierende, die</text:span> früh <text:span text:style-name="T24">a</text:span>bg<text:span text:style-name="T24">e</text:span>be<text:span text:style-name="T24">n,</text:span> bitten, das Gebäude zu verlassen.</text:p>
        </text:list-item>
        <text:list-item>
          <text:p text:style-name="P16"><text:span text:style-name="Absatz-Standardschriftart"><text:span text:style-name="T14">Abgegebene </text:span></text:span><text:span text:style-name="T14">Klausuren zählen und mit Teilnehmeranzahl vergleichen!</text:span></text:p>
          <text:p text:style-name="P29"><text:span text:style-name="T14">(</text:span><text:span text:style-name="T19">Falls doch Klausuren nicht abgegeben werden, weiß man so später, dass sie nicht während der Korrektur verschwunden sind.</text:span><text:span text:style-name="T14">)</text:span></text:p>
        </text:list-item>
      </text:list>
      <text:p text:style-name="P20"/>
      <text:p text:style-name="P20"/>
      <text:p text:style-name="P20"/>
      <text:p text:style-name="P20"/>
      <text:p text:style-name="Standard"><text:span text:style-name="Absatz-Standardschriftart"><text:span text:style-name="T17">Verhalten bei besonderen Vorkommnissen:</text:span></text:span></text:p>
      <text:p text:style-name="P28"/>
      <text:p text:style-name="Standard"><text:span text:style-name="Absatz-Standardschriftart"><text:span text:style-name="T18">Unwohlsein/Krankheit während der Klausur</text:span></text:span></text:p>
      <text:p text:style-name="Standard"><text:span text:style-name="Absatz-Standardschriftart"><text:span text:style-name="T16"><text:s/></text:span></text:span></text:p>
      <text:list text:style-name="L9">
        <text:list-item>
          <text:p text:style-name="P17"><text:span text:style-name="Absatz-Standardschriftart"><text:span text:style-name="T14">Teilnehmer</text:span></text:span><text:span text:style-name="Absatz-Standardschriftart"><text:span text:style-name="T21">*</text:span></text:span><text:span text:style-name="Absatz-Standardschriftart"><text:span text:style-name="T14">in soll die Klausur abbrechen, sofort eine</text:span></text:span><text:span text:style-name="Absatz-Standardschriftart"><text:span text:style-name="T21">*</text:span></text:span><text:span text:style-name="Absatz-Standardschriftart"><text:span text:style-name="T14">n Arzt</text:span></text:span><text:span text:style-name="Absatz-Standardschriftart"><text:span text:style-name="T21">*Ärztin</text:span></text:span><text:span text:style-name="Absatz-Standardschriftart"><text:span text:style-name="T14"> aufsuchen, sich ein Attest ausstellen lassen und das Attest unverzüglich beim Prüfungsamt einreichen. Der Prüfungsausschuss entscheidet dann, ob der Versuch zählt oder nicht.</text:span></text:span></text:p>
        </text:list-item>
        <text:list-item>
          <text:p text:style-name="P17"><text:span text:style-name="Absatz-Standardschriftart"><text:span text:style-name="T14">Nachträgliches Geltendmachen von Unwohlsein während der Klausur ist nicht möglich!</text:span></text:span></text:p>
        </text:list-item>
        <text:list-item>
          <text:p text:style-name="P17"><text:span text:style-name="Absatz-Standardschriftart"><text:span text:style-name="T14">In schlimmeren Fällen: Student</text:span></text:span><text:span text:style-name="Absatz-Standardschriftart"><text:span text:style-name="T21">*</text:span></text:span><text:span text:style-name="Absatz-Standardschriftart"><text:span text:style-name="T14">in abholen lassen (und nicht unbeaufsichtigt lassen); im Notfall den Rettungsdienst 112 anrufen.</text:span></text:span></text:p>
        </text:list-item>
        <text:list-item>
          <text:p text:style-name="P17"><text:span text:style-name="Absatz-Standardschriftart"><text:span text:style-name="T14">Verantwortliche Person informieren und Vorfall protokollieren.</text:span></text:span></text:p>
        </text:list-item>
      </text:list>
      <text:p text:style-name="P20"/>
      <text:p text:style-name="Standard"><text:span text:style-name="Absatz-Standardschriftart"><text:span text:style-name="T18">Täuschungsversuche</text:span></text:span></text:p>
      <text:p text:style-name="Standard"><text:span text:style-name="Absatz-Standardschriftart"><text:span text:style-name="T16"><text:s/></text:span></text:span></text:p>
      <text:list text:continue-numbering="true" text:style-name="L9">
        <text:list-item>
          <text:p text:style-name="P17"><text:span text:style-name="Absatz-Standardschriftart"><text:span text:style-name="T14">Bei kurzer Kontaktaufnahme zwischen Klausurteilnehmer</text:span></text:span><text:span text:style-name="Absatz-Standardschriftart"><text:span text:style-name="T21">*inne</text:span></text:span><text:span text:style-name="Absatz-Standardschriftart"><text:span text:style-name="T14">n Verwarnung aussprechen.</text:span></text:span></text:p>
        </text:list-item>
        <text:list-item>
          <text:p text:style-name="P17"><text:span text:style-name="Absatz-Standardschriftart"><text:span text:style-name="T14">Bei Täuschungsversuch: Bisher Geschriebenes und ggf. nicht zugelassene Hilfsmittel einziehen und dem Prüfungsausschuss vorlegen.</text:span></text:span></text:p>
        </text:list-item>
        <text:list-item>
          <text:p text:style-name="P17"><text:span text:style-name="Absatz-Standardschriftart"><text:span text:style-name="T14">Verantwortliche Person informieren und Vorfall möglichst genau protokollieren.</text:span></text:span></text:p>
        </text:list-item>
      </text:list>
      <text:p text:style-name="P20"/>
      <text:p text:style-name="P21">Feueralarm:</text:p>
      <text:p text:style-name="P23"><text:s/></text:p>
      <text:list text:continue-list="list1543905889" text:style-name="L8">
        <text:list-item>
          <text:p text:style-name="P27">Unverzüglich die Klausur abbrechen und dafür sorgen, dass alle das Gebäude verlassen!</text:p>
        </text:list-item>
      </text:list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6-02-12T15:29:00Z</meta:creation-date>
    <dc:date>2026-04-13T11:48:29.784526690</dc:date>
    <meta:editing-cycles>10</meta:editing-cycles>
    <meta:editing-duration>PT9M53S</meta:editing-duration>
    <meta:document-statistic meta:table-count="0" meta:image-count="0" meta:object-count="0" meta:page-count="2" meta:paragraph-count="64" meta:word-count="456" meta:character-count="3493" meta:non-whitespace-character-count="3106"/>
    <meta:template xlink:type="simple" xlink:actuate="onRequest" xlink:title="" xlink:href="Normal.dotm"/>
  </office:meta>
</office:document-meta>
</file>